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404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>
            <text:p>Image ID</text:p>
          </table:table-cell>
          <table:table-cell table:style-name="ce1" office:value-type="string" calcext:value-type="string">
            <text:p>detectorType</text:p>
          </table:table-cell>
          <table:table-cell table:style-name="ce1" office:value-type="string" calcext:value-type="string">
            <text:p>descriptorType</text:p>
          </table:table-cell>
          <table:table-cell table:style-name="ce1" office:value-type="string" calcext:value-type="string">
            <text:p>Camera-TTC</text:p>
          </table:table-cell>
        </table:table-row>
        <table:table-row table:style-name="ro2">
          <table:table-cell office:value-type="float" office:value="0" calcext:value-type="float" table:number-columns-spanned="1" table:number-rows-spanned="5">
            <text:p>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/>
        </table:table-row>
        <table:table-row table:style-name="ro2"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SK</text:p>
          </table:table-cell>
          <table:table-cell table:style-name="ce5" office:value-type="float" office:value="12.94" calcext:value-type="float">
            <text:p>12.94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EF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ORB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FREAK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SIFT</text:p>
          </table:table-cell>
          <table:table-cell table:style-name="ce5"/>
        </table:table-row>
        <table:table-row table:style-name="ro2">
          <table:table-cell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2.66" calcext:value-type="float">
            <text:p>12.66</text:p>
          </table:table-cell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/>
        </table:table-row>
        <table:table-row table:style-name="ro2">
          <table:table-cell table:style-name="ce3" office:value-type="float" office:value="3" calcext:value-type="float" table:number-columns-spanned="1" table:number-rows-spanned="5">
            <text:p>3</text:p>
          </table:table-cell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SK</text:p>
          </table:table-cell>
          <table:table-cell table:style-name="ce5" office:value-type="float" office:value="14.71" calcext:value-type="float">
            <text:p>14.71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EF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ORB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FREAK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SIFT</text:p>
          </table:table-cell>
          <table:table-cell table:style-name="ce5"/>
        </table:table-row>
        <table:table-row table:style-name="ro2">
          <table:table-cell office:value-type="float" office:value="4" calcext:value-type="float" table:number-columns-spanned="1" table:number-rows-spanned="5">
            <text:p>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2.44" calcext:value-type="float">
            <text:p>12.44</text:p>
          </table:table-cell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/>
        </table:table-row>
        <table:table-row table:style-name="ro2"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SK</text:p>
          </table:table-cell>
          <table:table-cell table:style-name="ce5" office:value-type="float" office:value="12.06" calcext:value-type="float">
            <text:p>12.06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EF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ORB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FREAK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SIFT</text:p>
          </table:table-cell>
          <table:table-cell table:style-name="ce5"/>
        </table:table-row>
        <table:table-row table:style-name="ro2">
          <table:table-cell office:value-type="float" office:value="6" calcext:value-type="float" table:number-columns-spanned="1" table:number-rows-spanned="5">
            <text:p>6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4.46" calcext:value-type="float">
            <text:p>14.46</text:p>
          </table:table-cell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/>
        </table:table-row>
        <table:table-row table:style-name="ro2">
          <table:table-cell table:style-name="ce3" office:value-type="float" office:value="7" calcext:value-type="float" table:number-columns-spanned="1" table:number-rows-spanned="5">
            <text:p>7</text:p>
          </table:table-cell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SK</text:p>
          </table:table-cell>
          <table:table-cell table:style-name="ce5" office:value-type="float" office:value="12.91" calcext:value-type="float">
            <text:p>12.91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EF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ORB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FREAK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SIFT</text:p>
          </table:table-cell>
          <table:table-cell table:style-name="ce5"/>
        </table:table-row>
        <table:table-row table:style-name="ro2">
          <table:table-cell office:value-type="float" office:value="8" calcext:value-type="float" table:number-columns-spanned="1" table:number-rows-spanned="5">
            <text:p>8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/>
        </table:table-row>
        <table:table-row table:style-name="ro2">
          <table:table-cell table:style-name="ce3" office:value-type="float" office:value="9" calcext:value-type="float" table:number-columns-spanned="1" table:number-rows-spanned="5">
            <text:p>9</text:p>
          </table:table-cell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SK</text:p>
          </table:table-cell>
          <table:table-cell table:style-name="ce5" office:value-type="float" office:value="11.61" calcext:value-type="float">
            <text:p>11.61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EF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ORB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FREAK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SIFT</text:p>
          </table:table-cell>
          <table:table-cell table:style-name="ce5"/>
        </table:table-row>
        <table:table-row table:style-name="ro2">
          <table:table-cell office:value-type="float" office:value="10" calcext:value-type="float" table:number-columns-spanned="1" table:number-rows-spanned="5">
            <text:p>10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2.33" calcext:value-type="float">
            <text:p>12.33</text:p>
          </table:table-cell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/>
        </table:table-row>
        <table:table-row table:style-name="ro2">
          <table:table-cell table:style-name="ce3" office:value-type="float" office:value="11" calcext:value-type="float" table:number-columns-spanned="1" table:number-rows-spanned="5">
            <text:p>11</text:p>
          </table:table-cell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SK</text:p>
          </table:table-cell>
          <table:table-cell table:style-name="ce5" office:value-type="float" office:value="11.1" calcext:value-type="float">
            <text:p>11.1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EF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ORB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FREAK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SIFT</text:p>
          </table:table-cell>
          <table:table-cell table:style-name="ce5"/>
        </table:table-row>
        <table:table-row table:style-name="ro2">
          <table:table-cell office:value-type="float" office:value="12" calcext:value-type="float" table:number-columns-spanned="1" table:number-rows-spanned="5">
            <text:p>12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2.13" calcext:value-type="float">
            <text:p>12.13</text:p>
          </table:table-cell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/>
        </table:table-row>
        <table:table-row table:style-name="ro2">
          <table:table-cell table:style-name="ce3" office:value-type="float" office:value="13" calcext:value-type="float" table:number-columns-spanned="1" table:number-rows-spanned="5">
            <text:p>13</text:p>
          </table:table-cell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SK</text:p>
          </table:table-cell>
          <table:table-cell table:style-name="ce5" office:value-type="float" office:value="13.1" calcext:value-type="float">
            <text:p>13.1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EF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ORB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FREAK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SIFT</text:p>
          </table:table-cell>
          <table:table-cell table:style-name="ce5"/>
        </table:table-row>
        <table:table-row table:style-name="ro2">
          <table:table-cell office:value-type="float" office:value="14" calcext:value-type="float" table:number-columns-spanned="1" table:number-rows-spanned="5">
            <text:p>14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1.93" calcext:value-type="float">
            <text:p>11.93</text:p>
          </table:table-cell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/>
        </table:table-row>
        <table:table-row table:style-name="ro2">
          <table:table-cell table:style-name="ce3" office:value-type="float" office:value="15" calcext:value-type="float" table:number-columns-spanned="1" table:number-rows-spanned="5">
            <text:p>15</text:p>
          </table:table-cell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SK</text:p>
          </table:table-cell>
          <table:table-cell table:style-name="ce5" office:value-type="float" office:value="10.15" calcext:value-type="float">
            <text:p>10.15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EF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ORB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FREAK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SIFT</text:p>
          </table:table-cell>
          <table:table-cell table:style-name="ce5"/>
        </table:table-row>
        <table:table-row table:style-name="ro2">
          <table:table-cell office:value-type="float" office:value="16" calcext:value-type="float" table:number-columns-spanned="1" table:number-rows-spanned="5">
            <text:p>16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0.91" calcext:value-type="float">
            <text:p>10.91</text:p>
          </table:table-cell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/>
        </table:table-row>
        <table:table-row table:style-name="ro2">
          <table:table-cell table:style-name="ce3" office:value-type="float" office:value="17" calcext:value-type="float" table:number-columns-spanned="1" table:number-rows-spanned="5">
            <text:p>17</text:p>
          </table:table-cell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SK</text:p>
          </table:table-cell>
          <table:table-cell table:style-name="ce5" office:value-type="float" office:value="11.1" calcext:value-type="float">
            <text:p>11.1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BRIEF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ORB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FREAK</text:p>
          </table:table-cell>
          <table:table-cell table:style-name="ce5"/>
        </table:table-row>
        <table:table-row table:style-name="ro2">
          <table:covered-table-cell table:style-name="ce3"/>
          <table:table-cell table:style-name="ce5" office:value-type="string" calcext:value-type="string">
            <text:p>SHITOMASI</text:p>
          </table:table-cell>
          <table:table-cell table:style-name="ce5" office:value-type="string" calcext:value-type="string">
            <text:p>SIFT</text:p>
          </table:table-cell>
          <table:table-cell table:style-name="ce5"/>
        </table:table-row>
        <table:table-row table:style-name="ro2">
          <table:table-cell office:value-type="float" office:value="18" calcext:value-type="float" table:number-columns-spanned="1" table:number-rows-spanned="5">
            <text:p>18</text:p>
          </table:table-cell>
          <table:table-cell office:value-type="string" calcext:value-type="string">
            <text:p>SHITOMASI</text:p>
          </table:table-cell>
          <table:table-cell office:value-type="string" calcext:value-type="string">
            <text:p>BRISK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BRIEF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ORB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FREAK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HITOMASI</text:p>
          </table:table-cell>
          <table:table-cell office:value-type="string" calcext:value-type="string">
            <text:p>SIF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1T18:41:23.639393711</meta:creation-date>
    <dc:date>2023-05-21T19:06:18.617501035</dc:date>
    <meta:editing-duration>PT4M19S</meta:editing-duration>
    <meta:editing-cycles>2</meta:editing-cycles>
    <meta:generator>LibreOffice/6.4.7.2$Linux_X86_64 LibreOffice_project/40$Build-2</meta:generator>
    <meta:document-statistic meta:table-count="1" meta:cell-count="231" meta:object-count="0"/>
  </office:meta>
</office:document-meta>
</file>